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4e93" officeooo:paragraph-rsid="00024e93"/>
    </style:style>
    <style:style style:name="P2" style:family="paragraph" style:parent-style-name="Standard">
      <style:text-properties officeooo:rsid="00080026" officeooo:paragraph-rsid="00080026"/>
    </style:style>
    <style:style style:name="T1" style:family="text">
      <style:text-properties officeooo:rsid="0003deaa"/>
    </style:style>
    <style:style style:name="T2" style:family="text">
      <style:text-properties officeooo:rsid="00054f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ciar Git</text:p>
      <text:p text:style-name="P1"/>
      <text:p text:style-name="P1">Instalar git </text:p>
      <text:p text:style-name="P1"><text:tab/>apt-get install git</text:p>
      <text:p text:style-name="P1"/>
      <text:p text:style-name="P1">Configuraciones globales</text:p>
      <text:p text:style-name="P1"><text:tab/>Crear un usuario global</text:p>
      <text:p text:style-name="P1"><text:tab/><text:tab/>git config --global user.name "odis"</text:p>
      <text:p text:style-name="P1"/>
      <text:p text:style-name="P1"><text:tab/>Correo del usuario global</text:p>
      <text:p text:style-name="P1"><text:tab/><text:tab/>git config --global user.mail "desina10@gmail.com"</text:p>
      <text:p text:style-name="P1"/>
      <text:p text:style-name="P1"><text:tab/>Configurar colores</text:p>
      <text:p text:style-name="P1"><text:tab/><text:tab/>git config --global color.ui true</text:p>
      <text:p text:style-name="P1"/>
      <text:p text:style-name="P1"><text:tab/>Ver el listado de las configuraciones globales</text:p>
      <text:p text:style-name="P1"><text:tab/><text:tab/>git config --global –list</text:p>
      <text:p text:style-name="P1"/>
      <text:p text:style-name="P1">Iniciando con git</text:p>
      <text:p text:style-name="P1"><text:tab/><text:span text:style-name="T1">Iniciar una terminal en el directorio donde se hará el control de versiones</text:span></text:p>
      <text:p text:style-name="P1"><text:tab/>Generar el proyecto</text:p>
      <text:p text:style-name="P1"><text:tab/><text:tab/>git init <text:span text:style-name="T2">(sólo se emplea una vez cuando se inicia el control en el directorio)</text:span></text:p>
      <text:p text:style-name="P1"><text:tab/><text:span text:style-name="T2">Mostrar el estado del control</text:span></text:p>
      <text:p text:style-name="P1"><text:tab/><text:tab/><text:span text:style-name="T2">git status</text:span></text:p>
      <text:p text:style-name="P1"><text:tab/><text:span text:style-name="T2">Agregar un archivo a un estadi intermedio</text:span></text:p>
      <text:p text:style-name="P1"><text:tab/><text:tab/>git add intro.html<text:tab/><text:tab/>git add -A agrega todos los archivos incluyendo directorios</text:p>
      <text:p text:style-name="P1"><text:tab/>Guardar los archivos al repositorio y tener control sobre ellos, se debe escribir un mensaje </text:p>
      <text:p text:style-name="P1"><text:tab/><text:tab/>git commit -m “Inicio del control” <text:s/>el mensaje debe ser descriptivo</text:p>
      <text:p text:style-name="P1"/>
      <text:p text:style-name="P2">Se agrega para el manejo de gi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17:12.552999777</meta:creation-date>
    <dc:date>2017-10-19T14:58:13.916701022</dc:date>
    <meta:editing-duration>PT29M4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42" meta:character-count="888" meta:non-whitespace-character-count="743"/>
  </office:meta>
</office:document-meta>
</file>